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882in"/>
    </style:style>
    <style:style style:name="co2" style:family="table-column">
      <style:table-column-properties fo:break-before="auto" style:column-width="6.328in"/>
    </style:style>
    <style:style style:name="co3" style:family="table-column">
      <style:table-column-properties fo:break-before="auto" style:column-width="4.0898in"/>
    </style:style>
    <style:style style:name="co4" style:family="table-column">
      <style:table-column-properties fo:break-before="auto" style:column-width="2.4319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* file</text:p>
          </table:table-cell>
          <table:table-cell table:style-name="ce1" office:value-type="string" table:number-columns-spanned="2" table:number-rows-spanned="1">
            <text:p>table-level linkage</text:p>
          </table:table-cell>
          <table:covered-table-cell table:style-name="ce1"/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field label and name</text:p>
          </table:table-cell>
          <table:table-cell table:style-name="ce1" office:value-type="string">
            <text:p>source table, source column</text:p>
          </table:table-cell>
          <table:table-cell table:style-name="ce1" office:value-type="string">
            <text:p>column-level linkage</text:p>
          </table:table-cell>
          <table:table-cell table:style-name="ce1" office:value-type="string">
            <text:p>comment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Export.csv</text:p>
          </table:table-cell>
          <table:table-cell office:value-type="string" table:number-columns-spanned="2" table:number-rows-spanned="1">
            <text:p>get all rows in export table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ExportIDStr</text:p>
          </table:table-cell>
          <table:table-cell office:value-type="string">
            <text:p>export.export_id <text:s/></text:p>
          </table:table-cell>
          <table:table-cell table:number-columns-repeated="1022"/>
        </table:table-row>
        <table:table-row table:style-name="ro1">
          <table:table-cell office:value-type="string">
            <text:p>2/B SourceID</text:p>
          </table:table-cell>
          <table:table-cell office:value-type="string">
            <text:p>source.source_id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3/C SourceName</text:p>
          </table:table-cell>
          <table:table-cell office:value-type="string">
            <text:p>source.source_name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4/D SourceContactFirst</text:p>
          </table:table-cell>
          <table:table-cell office:value-type="string">
            <text:p>source.source_contact_first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5/E SourceContactLast</text:p>
          </table:table-cell>
          <table:table-cell office:value-type="string">
            <text:p>source.source_contact_last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6/F SourceContactPhone</text:p>
          </table:table-cell>
          <table:table-cell office:value-type="string">
            <text:p>source.source_contact_phone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7/G SourceContactExtension</text:p>
          </table:table-cell>
          <table:table-cell office:value-type="string">
            <text:p>source.source_contact_extension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8/H SourceContactEmail</text:p>
          </table:table-cell>
          <table:table-cell office:value-type="string">
            <text:p>source.source_email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9/I ExportDate</text:p>
          </table:table-cell>
          <table:table-cell office:value-type="string">
            <text:p>export.export_date</text:p>
          </table:table-cell>
          <table:table-cell table:number-columns-repeated="1022"/>
        </table:table-row>
        <table:table-row table:style-name="ro1">
          <table:table-cell office:value-type="string">
            <text:p>10/J ExportPeriodBegin</text:p>
          </table:table-cell>
          <table:table-cell office:value-type="string">
            <text:p>export.export_period_start_date</text:p>
          </table:table-cell>
          <table:table-cell table:number-columns-repeated="1022"/>
        </table:table-row>
        <table:table-row table:style-name="ro1">
          <table:table-cell office:value-type="string">
            <text:p>11/K ExportPeriodEnd</text:p>
          </table:table-cell>
          <table:table-cell office:value-type="string">
            <text:p>export.export_period_end_date</text:p>
          </table:table-cell>
          <table:table-cell table:number-columns-repeated="1022"/>
        </table:table-row>
        <table:table-row table:style-name="ro1">
          <table:table-cell office:value-type="string">
            <text:p>12/L ExportHashing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3/M SoftwareVendor</text:p>
          </table:table-cell>
          <table:table-cell office:value-type="string">
            <text:p>source.software_vendor_2010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4/N SoftwareVersion</text:p>
          </table:table-cell>
          <table:table-cell office:value-type="string">
            <text:p>source.software_version_2010</text:p>
          </table:table-cell>
          <table:table-cell office:value-type="string">
            <text:p>source.export_id = export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5/O AgencyProgramFile</text:p>
          </table:table-cell>
          <table:table-cell office:value-type="string">
            <text:p><text:s/>"AgencyProgram.csv"</text:p>
          </table:table-cell>
          <table:table-cell table:number-columns-repeated="1022"/>
        </table:table-row>
        <table:table-row table:style-name="ro1">
          <table:table-cell office:value-type="string">
            <text:p>16/P BedInventoryFile</text:p>
          </table:table-cell>
          <table:table-cell office:value-type="string">
            <text:p>BedInventory.csv</text:p>
          </table:table-cell>
          <table:table-cell table:number-columns-repeated="1022"/>
        </table:table-row>
        <table:table-row table:style-name="ro1">
          <table:table-cell office:value-type="string">
            <text:p>17/Q ClientFile</text:p>
          </table:table-cell>
          <table:table-cell office:value-type="string">
            <text:p>Client.csv</text:p>
          </table:table-cell>
          <table:table-cell table:number-columns-repeated="1022"/>
        </table:table-row>
        <table:table-row table:style-name="ro1">
          <table:table-cell office:value-type="string">
            <text:p>18/R ClientHistoricalFile</text:p>
          </table:table-cell>
          <table:table-cell office:value-type="string">
            <text:p>ClientHistorical.csv</text:p>
          </table:table-cell>
          <table:table-cell table:number-columns-repeated="1022"/>
        </table:table-row>
        <table:table-row table:style-name="ro1">
          <table:table-cell office:value-type="string">
            <text:p>19/S IncomeBensFile</text:p>
          </table:table-cell>
          <table:table-cell office:value-type="string">
            <text:p>IncomeBenefits.csv</text:p>
          </table:table-cell>
          <table:table-cell table:number-columns-repeated="1022"/>
        </table:table-row>
        <table:table-row table:style-name="ro1">
          <table:table-cell office:value-type="string">
            <text:p>20/T OutcomeMeasuresFile</text:p>
          </table:table-cell>
          <table:table-cell office:value-type="string">
            <text:p>None</text:p>
          </table:table-cell>
          <table:table-cell/>
          <table:table-cell office:value-type="string">
            <text:p>File no longer in CSV 3.0</text:p>
          </table:table-cell>
          <table:table-cell table:number-columns-repeated="1020"/>
        </table:table-row>
        <table:table-row table:style-name="ro1">
          <table:table-cell office:value-type="string">
            <text:p>21/U RegionsFile</text:p>
          </table:table-cell>
          <table:table-cell office:value-type="string">
            <text:p>Regions.csv</text:p>
          </table:table-cell>
          <table:table-cell table:number-columns-repeated="1022"/>
        </table:table-row>
        <table:table-row table:style-name="ro1">
          <table:table-cell office:value-type="string">
            <text:p>22/V Program_Participation</text:p>
          </table:table-cell>
          <table:table-cell office:value-type="string">
            <text:p>ProgramParticipation.csv</text:p>
          </table:table-cell>
          <table:table-cell table:number-columns-repeated="1022"/>
        </table:table-row>
        <table:table-row table:style-name="ro1">
          <table:table-cell office:value-type="string">
            <text:p>23/W ServiceEventFile</text:p>
          </table:table-cell>
          <table:table-cell office:value-type="string">
            <text:p>ServiceEvent.csv</text:p>
          </table:table-cell>
          <table:table-cell table:number-columns-repeated="1022"/>
        </table:table-row>
        <table:table-row table:style-name="ro1">
          <table:table-cell office:value-type="string">
            <text:p>24/X SiteInformationFile</text:p>
          </table:table-cell>
          <table:table-cell office:value-type="string">
            <text:p>SiteInformation.csv</text:p>
          </table:table-cell>
          <table:table-cell table:number-columns-repeated="1022"/>
        </table:table-row>
        <table:table-row table:style-name="ro1">
          <table:table-cell office:value-type="string">
            <text:p>25/Y Delta Or Refresh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* AgencyProgram.csv</text:p>
          </table:table-cell>
          <table:table-cell office:value-type="string" table:number-columns-spanned="2" table:number-rows-spanned="1">
            <text:p>for each export row above, join agency, service, and site and get all rows matching: agency.export_index_id = export.export_id.service.export_index_id = export.export_id.site.export_index_id = export.export_id.agency.airs_key = service.airs_key.agency.id = site.agency_index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 </text:p>
          </table:table-cell>
          <table:table-cell table:number-columns-repeated="1022"/>
        </table:table-row>
        <table:table-row table:style-name="ro1">
          <table:table-cell office:value-type="string">
            <text:p>2/B OrganizationName</text:p>
          </table:table-cell>
          <table:table-cell office:value-type="string">
            <text:p>agency.airs_name</text:p>
          </table:table-cell>
          <table:table-cell table:number-columns-repeated="1022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service.airs_key</text:p>
          </table:table-cell>
          <table:table-cell table:number-columns-repeated="1022"/>
        </table:table-row>
        <table:table-row table:style-name="ro1">
          <table:table-cell office:value-type="string">
            <text:p>4/D ProgramName</text:p>
          </table:table-cell>
          <table:table-cell office:value-type="string">
            <text:p>service.airs_name</text:p>
          </table:table-cell>
          <table:table-cell table:number-columns-repeated="1022"/>
        </table:table-row>
        <table:table-row table:style-name="ro1">
          <table:table-cell office:value-type="string">
            <text:p>5/E DirectServiceCode</text:p>
          </table:table-cell>
          <table:table-cell office:value-type="string">
            <text:p>service.direct_service_code</text:p>
          </table:table-cell>
          <table:table-cell table:number-columns-repeated="1022"/>
        </table:table-row>
        <table:table-row table:style-name="ro1">
          <table:table-cell office:value-type="string">
            <text:p>6/F SiteID</text:p>
          </table:table-cell>
          <table:table-cell office:value-type="string">
            <text:p>site.airs_key</text:p>
          </table:table-cell>
          <table:table-cell table:number-columns-repeated="1022"/>
        </table:table-row>
        <table:table-row table:style-name="ro1">
          <table:table-cell office:value-type="string">
            <text:p>7/G ProgramTypeCode</text:p>
          </table:table-cell>
          <table:table-cell office:value-type="string">
            <text:p>service.service_type</text:p>
          </table:table-cell>
          <table:table-cell table:number-columns-repeated="1022"/>
        </table:table-row>
        <table:table-row table:style-name="ro1">
          <table:table-cell office:value-type="string">
            <text:p>8/H TargetPopulationA</text:p>
          </table:table-cell>
          <table:table-cell office:value-type="string">
            <text:p>service.target_population_a</text:p>
          </table:table-cell>
          <table:table-cell table:number-columns-repeated="1022"/>
        </table:table-row>
        <table:table-row table:style-name="ro1">
          <table:table-cell office:value-type="string">
            <text:p>9/I TargetPopulationB</text:p>
          </table:table-cell>
          <table:table-cell office:value-type="string">
            <text:p>service.target_population_b</text:p>
          </table:table-cell>
          <table:table-cell table:number-columns-repeated="1022"/>
        </table:table-row>
        <table:table-row table:style-name="ro1">
          <table:table-cell office:value-type="string">
            <text:p>10/J TrackingMethod</text:p>
          </table:table-cell>
          <table:table-cell office:value-type="string">
            <text:p>service.residential_tracking_method</text:p>
          </table:table-cell>
          <table:table-cell table:number-columns-repeated="1022"/>
        </table:table-row>
        <table:table-row table:style-name="ro1">
          <table:table-cell office:value-type="string">
            <text:p>11/K GranteeIdentifier</text:p>
          </table:table-cell>
          <table:table-cell office:value-type="string">
            <text:p>service.grantee_identifier</text:p>
          </table:table-cell>
          <table:table-cell table:number-columns-repeated="1022"/>
        </table:table-row>
        <table:table-row table:style-name="ro1">
          <table:table-cell office:value-type="string">
            <text:p>12/L ReceivesMcKinneyFunding</text:p>
          </table:table-cell>
          <table:table-cell office:value-type="string">
            <text:p>funding_source.receives_mcKinney_funding</text:p>
          </table:table-cell>
          <table:table-cell office:value-type="string">
            <text:p>funding_source.service_index_id = service.id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DateCre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4/N DateUpdated</text:p>
          </table:table-cell>
          <table:table-cell office:value-type="string">
            <text:p>&lt;TBD: date handling logic&gt; <text:s/></text:p>
          </table:table-cell>
          <table:table-cell table:number-columns-repeated="1022"/>
        </table:table-row>
        <table:table-row table:style-name="ro1">
          <table:table-cell office:value-type="string">
            <text:p>15/O ExportIDStr</text:p>
          </table:table-cell>
          <table:table-cell office:value-type="string">
            <text:p>export.export_id</text:p>
          </table:table-cell>
          <table:table-cell office:value-type="string">
            <text:p>&lt;specified in query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SiteInformation.csv</text:p>
          </table:table-cell>
          <table:table-cell office:value-type="string" table:number-columns-spanned="2" table:number-rows-spanned="1">
            <text:p>for each agency/service/site row above, get all rows matching: siteService.site_index_id = site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Address</text:p>
          </table:table-cell>
          <table:table-cell office:value-type="string">
            <text:p>site.physical_address_line_1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4/D City</text:p>
          </table:table-cell>
          <table:table-cell office:value-type="string">
            <text:p>site.physical_address_cit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5/E State</text:p>
          </table:table-cell>
          <table:table-cell office:value-type="string">
            <text:p><text:s/>site.physical_address_state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6/F Zip Code</text:p>
          </table:table-cell>
          <table:table-cell office:value-type="string">
            <text:p>site.physical_address_zip_code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7/G GeographicCode</text:p>
          </table:table-cell>
          <table:table-cell office:value-type="string">
            <text:p>site_service.geographic_code</text:p>
          </table:table-cell>
          <table:table-cell table:number-columns-repeated="1022"/>
        </table:table-row>
        <table:table-row table:style-name="ro1">
          <table:table-cell office:value-type="string">
            <text:p>8/H site_serviceType</text:p>
          </table:table-cell>
          <table:table-cell office:value-type="string">
            <text:p>site_service.site_service_type</text:p>
          </table:table-cell>
          <table:table-cell table:number-columns-repeated="1022"/>
        </table:table-row>
        <table:table-row table:style-name="ro1">
          <table:table-cell office:value-type="string">
            <text:p>9/I HousingType</text:p>
          </table:table-cell>
          <table:table-cell office:value-type="string">
            <text:p>site_service.housing_type </text:p>
          </table:table-cell>
          <table:table-cell table:number-columns-repeated="1022"/>
        </table:table-row>
        <table:table-row table:style-name="ro1">
          <table:table-cell office:value-type="string">
            <text:p>10/J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1/K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Regions</text:p>
          </table:table-cell>
          <table:table-cell office:value-type="string" table:number-columns-spanned="2" table:number-rows-spanned="1">
            <text:p>for each SiteInformation row above, get all rows matching: region.site_service_id = site_service.sie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 </text:p>
          </table:table-cell>
          <table:table-cell table:number-columns-repeated="1022"/>
        </table:table-row>
        <table:table-row table:style-name="ro1">
          <table:table-cell office:value-type="string">
            <text:p>2/B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RegionType</text:p>
          </table:table-cell>
          <table:table-cell office:value-type="string">
            <text:p>region.region_type</text:p>
          </table:table-cell>
          <table:table-cell table:number-columns-repeated="1022"/>
        </table:table-row>
        <table:table-row table:style-name="ro1">
          <table:table-cell office:value-type="string">
            <text:p>4/D RegionID</text:p>
          </table:table-cell>
          <table:table-cell office:value-type="string">
            <text:p>region.id</text:p>
          </table:table-cell>
          <table:table-cell table:number-columns-repeated="1022"/>
        </table:table-row>
        <table:table-row table:style-name="ro1">
          <table:table-cell office:value-type="string">
            <text:p>5/E RegionDescription</text:p>
          </table:table-cell>
          <table:table-cell office:value-type="string">
            <text:p>region.region_description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BedInventory.csv</text:p>
          </table:table-cell>
          <table:table-cell office:value-type="string" table:number-columns-spanned="2" table:number-rows-spanned="1">
            <text:p>for each SiteInformation row above, get all rows matching: inventory.site_service_id = site_service.site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agency.airs_key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ProgramID</text:p>
          </table:table-cell>
          <table:table-cell office:value-type="string">
            <text:p>servic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3/C SiteID</text:p>
          </table:table-cell>
          <table:table-cell office:value-type="string">
            <text:p>site.airs_key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>
          <table:table-cell office:value-type="string">
            <text:p>4/D AssetListI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5/E AssetListNam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6/F HouseholdType</text:p>
          </table:table-cell>
          <table:table-cell office:value-type="string">
            <text:p>inventory.household_type</text:p>
          </table:table-cell>
          <table:table-cell table:number-columns-repeated="1022"/>
        </table:table-row>
        <table:table-row table:style-name="ro1">
          <table:table-cell office:value-type="string">
            <text:p>7/G BedType</text:p>
          </table:table-cell>
          <table:table-cell office:value-type="string">
            <text:p>inventory.bed_type</text:p>
          </table:table-cell>
          <table:table-cell table:number-columns-repeated="1022"/>
        </table:table-row>
        <table:table-row table:style-name="ro1">
          <table:table-cell office:value-type="string">
            <text:p>8/H BedAvailability</text:p>
          </table:table-cell>
          <table:table-cell office:value-type="string">
            <text:p>inventory.bed_availability</text:p>
          </table:table-cell>
          <table:table-cell table:number-columns-repeated="1022"/>
        </table:table-row>
        <table:table-row table:style-name="ro1">
          <table:table-cell office:value-type="string">
            <text:p>9/I BedInventory</text:p>
          </table:table-cell>
          <table:table-cell office:value-type="string">
            <text:p>inventory.bed_inventory</text:p>
          </table:table-cell>
          <table:table-cell table:number-columns-repeated="1022"/>
        </table:table-row>
        <table:table-row table:style-name="ro1">
          <table:table-cell office:value-type="string">
            <text:p>10/J CHBedInventory</text:p>
          </table:table-cell>
          <table:table-cell office:value-type="string">
            <text:p>inventory.chronic_homeless_bed</text:p>
          </table:table-cell>
          <table:table-cell table:number-columns-repeated="1022"/>
        </table:table-row>
        <table:table-row table:style-name="ro1">
          <table:table-cell office:value-type="string">
            <text:p>11/K UnitInventory</text:p>
          </table:table-cell>
          <table:table-cell office:value-type="string">
            <text:p>inventory.unit_inventory</text:p>
          </table:table-cell>
          <table:table-cell table:number-columns-repeated="1022"/>
        </table:table-row>
        <table:table-row table:style-name="ro1">
          <table:table-cell office:value-type="string">
            <text:p>12/L InventoryStartDate</text:p>
          </table:table-cell>
          <table:table-cell office:value-type="string">
            <text:p>inventory.inventory_effective_period_start_date</text:p>
          </table:table-cell>
          <table:table-cell table:number-columns-repeated="1022"/>
        </table:table-row>
        <table:table-row table:style-name="ro1">
          <table:table-cell office:value-type="string">
            <text:p>13/M InventoryEndDate</text:p>
          </table:table-cell>
          <table:table-cell office:value-type="string">
            <text:p>inventory.inventory_effective_period_end_date</text:p>
          </table:table-cell>
          <table:table-cell table:number-columns-repeated="1022"/>
        </table:table-row>
        <table:table-row table:style-name="ro1">
          <table:table-cell office:value-type="string">
            <text:p>14/N HmisParticipatingBeds</text:p>
          </table:table-cell>
          <table:table-cell office:value-type="string">
            <text:p>inventory.hmis_participating_beds</text:p>
          </table:table-cell>
          <table:table-cell table:number-columns-repeated="1022"/>
        </table:table-row>
        <table:table-row table:style-name="ro1">
          <table:table-cell office:value-type="string">
            <text:p>15/O HmisParticipationStartDate</text:p>
          </table:table-cell>
          <table:table-cell office:value-type="string">
            <text:p>inventory.hmis_participation_period_start_date</text:p>
          </table:table-cell>
          <table:table-cell table:number-columns-repeated="1022"/>
        </table:table-row>
        <table:table-row table:style-name="ro1">
          <table:table-cell office:value-type="string">
            <text:p>16/P HmisParticipationEndDate</text:p>
          </table:table-cell>
          <table:table-cell office:value-type="string">
            <text:p>inventory.hmis_participation_period_end_date</text:p>
          </table:table-cell>
          <table:table-cell table:number-columns-repeated="1022"/>
        </table:table-row>
        <table:table-row table:style-name="ro1">
          <table:table-cell office:value-type="string">
            <text:p>17/Q &lt;field missing in spec doc&gt;</text:p>
          </table:table-cell>
          <table:table-cell table:number-columns-repeated="1023"/>
        </table:table-row>
        <table:table-row table:style-name="ro1">
          <table:table-cell office:value-type="string">
            <text:p>18/R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9/S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Client.csv</text:p>
          </table:table-cell>
          <table:table-cell office:value-type="string" table:number-columns-spanned="2" table:number-rows-spanned="1">
            <text:p>for each export row above, get all rows matching: person.export_index_id = export.export_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 </text:p>
          </table:table-cell>
          <table:table-cell table:number-columns-repeated="1021"/>
        </table:table-row>
        <table:table-row table:style-name="ro1">
          <table:table-cell office:value-type="string">
            <text:p>2/B PersonalIdentificationNumber</text:p>
          </table:table-cell>
          <table:table-cell office:value-type="string">
            <text:p>person.person_id_unhashed</text:p>
          </table:table-cell>
          <table:table-cell table:number-columns-repeated="1022"/>
        </table:table-row>
        <table:table-row table:style-name="ro1">
          <table:table-cell office:value-type="string">
            <text:p>3/C LegalFirstName</text:p>
          </table:table-cell>
          <table:table-cell office:value-type="string">
            <text:p>person.person_legal_first_name_unhashed</text:p>
          </table:table-cell>
          <table:table-cell table:number-columns-repeated="1022"/>
        </table:table-row>
        <table:table-row table:style-name="ro1">
          <table:table-cell office:value-type="string">
            <text:p>4/D LegalMiddleName</text:p>
          </table:table-cell>
          <table:table-cell office:value-type="string">
            <text:p>person.person_legal_middle_name_unhashed</text:p>
          </table:table-cell>
          <table:table-cell table:number-columns-repeated="1022"/>
        </table:table-row>
        <table:table-row table:style-name="ro1">
          <table:table-cell office:value-type="string">
            <text:p>5/E LegalLastName</text:p>
          </table:table-cell>
          <table:table-cell office:value-type="string">
            <text:p>person.person_legal_last_name_unhashed</text:p>
          </table:table-cell>
          <table:table-cell table:number-columns-repeated="1022"/>
        </table:table-row>
        <table:table-row table:style-name="ro1">
          <table:table-cell office:value-type="string">
            <text:p>6/F LegalNameSuffix</text:p>
          </table:table-cell>
          <table:table-cell office:value-type="string">
            <text:p>person.person_legal_suffix_unhashed</text:p>
          </table:table-cell>
          <table:table-cell table:number-columns-repeated="1022"/>
        </table:table-row>
        <table:table-row table:style-name="ro1">
          <table:table-cell office:value-type="string">
            <text:p>7/G SocialSecurityNumber</text:p>
          </table:table-cell>
          <table:table-cell office:value-type="string">
            <text:p>person.person_social_security_number_unhashed</text:p>
          </table:table-cell>
          <table:table-cell table:number-columns-repeated="1022"/>
        </table:table-row>
        <table:table-row table:style-name="ro1">
          <table:table-cell office:value-type="string">
            <text:p>8/H SocialSecurityNumberQualityCode</text:p>
          </table:table-cell>
          <table:table-cell office:value-type="string">
            <text:p>person.person_social_sec_number_quality_code</text:p>
          </table:table-cell>
          <table:table-cell table:number-columns-repeated="1022"/>
        </table:table-row>
        <table:table-row table:style-name="ro1">
          <table:table-cell office:value-type="string">
            <text:p>9/I DateOfBirth</text:p>
          </table:table-cell>
          <table:table-cell office:value-type="string">
            <text:p>person.person_date_of_birth_unhashed</text:p>
          </table:table-cell>
          <table:table-cell table:number-columns-repeated="1022"/>
        </table:table-row>
        <table:table-row table:style-name="ro1">
          <table:table-cell office:value-type="string">
            <text:p>10/J DateOfBirthQualityCod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1/K PrimaryRace</text:p>
          </table:table-cell>
          <table:table-cell office:value-type="string">
            <text:p>race_unhashed</text:p>
          </table:table-cell>
          <table:table-cell office:value-type="string">
            <text:p>races.person_index_id = person.id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2/L SecondaryRace</text:p>
          </table:table-cell>
          <table:table-cell office:value-type="string">
            <text:p>race_unhashed</text:p>
          </table:table-cell>
          <table:table-cell office:value-type="string">
            <text:p>races.person_index_id = person.id</text:p>
          </table:table-cell>
          <table:table-cell office:value-type="string">
            <text:p>second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Ethnicity</text:p>
          </table:table-cell>
          <table:table-cell office:value-type="string">
            <text:p>person.person_ethnicity_unhashed</text:p>
          </table:table-cell>
          <table:table-cell table:number-columns-repeated="1022"/>
        </table:table-row>
        <table:table-row table:style-name="ro1">
          <table:table-cell office:value-type="string">
            <text:p>14/N Gender</text:p>
          </table:table-cell>
          <table:table-cell office:value-type="string">
            <text:p>person.person_gender_unhashed</text:p>
          </table:table-cell>
          <table:table-cell table:number-columns-repeated="1022"/>
        </table:table-row>
        <table:table-row table:style-name="ro1">
          <table:table-cell office:value-type="string">
            <text:p>15/O DateAdd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6/P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7/Q UpdateOrDelete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18/R IdentiryVerification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9/S ReleaseOfInfo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0/T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ClientHistorical.csv</text:p>
          </table:table-cell>
          <table:table-cell office:value-type="string" table:number-columns-spanned="2" table:number-rows-spanned="1">
            <text:p>for each person row above, get all rows matching: person_historical.person_index_id = person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person.person_id_unhashe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AssessmentDate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IncomeTotalMonthly</text:p>
          </table:table-cell>
          <table:table-cell office:value-type="string">
            <text:p>income_total_monthly.income_total_monthl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8/H IncomeLast30Days</text:p>
          </table:table-cell>
          <table:table-cell office:value-type="string">
            <text:p>income_last_30_days.income_last_30_day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9/I NonCashBenefitsLast30Days</text:p>
          </table:table-cell>
          <table:table-cell office:value-type="string">
            <text:p>non_cash_benefits_last_30_days.income_last_30_day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0/J PhysicalDisability</text:p>
          </table:table-cell>
          <table:table-cell office:value-type="string">
            <text:p>physical_disability.has_physic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1/K ReceivePhysicalDisabilityServices</text:p>
          </table:table-cell>
          <table:table-cell office:value-type="string">
            <text:p>physical_disability.receive_physical_disability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2/L HasDevelopmentalDisability</text:p>
          </table:table-cell>
          <table:table-cell office:value-type="string">
            <text:p>developmental_disability.has_development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3/M ReceiveDevelopmentalDisabilityServices</text:p>
          </table:table-cell>
          <table:table-cell office:value-type="string">
            <text:p>developmental_disability.receive_developmental_disability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4/N HasChronicHealthCondition</text:p>
          </table:table-cell>
          <table:table-cell office:value-type="string">
            <text:p>chronic_health_condition.has_chronic_health_condi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5/O ReceiveChronicHealthServices</text:p>
          </table:table-cell>
          <table:table-cell office:value-type="string">
            <text:p>chronic_health_condition.receive_chronic_health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6/P HasHIVAIDS</text:p>
          </table:table-cell>
          <table:table-cell office:value-type="string">
            <text:p>hiv_aids_status.has_hiv_aid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7/Q ReceiveHIVAIDSServices</text:p>
          </table:table-cell>
          <table:table-cell office:value-type="string">
            <text:p>hiv_aids_status.receive_hiv_aids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8/R HasMentalHealthProblem</text:p>
          </table:table-cell>
          <table:table-cell office:value-type="string">
            <text:p>mental_health_problem.has_mental_health_proble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9/S MentalHealthIndefinite</text:p>
          </table:table-cell>
          <table:table-cell office:value-type="string">
            <text:p>mental_health_problem.mental_health_indefini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0/T ReceiveMentalHealthServices</text:p>
          </table:table-cell>
          <table:table-cell office:value-type="string">
            <text:p>mental_health_problem.receive_mental_health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1/U HasSubstanceAbuseProblem</text:p>
          </table:table-cell>
          <table:table-cell office:value-type="string">
            <text:p>substance_abuse_problem.has_substance_abuse_proble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2/V SubstanceAbuseIndefinite</text:p>
          </table:table-cell>
          <table:table-cell office:value-type="string">
            <text:p>substance_abuse_problem.substance_abuse_indefini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3/W ReceiveSubstanceAbuseServices</text:p>
          </table:table-cell>
          <table:table-cell office:value-type="string">
            <text:p>substance_abuse_problem.receive_substance_abuse_service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4/X DomesticViolenceSurvivor</text:p>
          </table:table-cell>
          <table:table-cell office:value-type="string">
            <text:p>domestic_violence.domestic_violence_survivor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5/Y DVOccurred</text:p>
          </table:table-cell>
          <table:table-cell office:value-type="string">
            <text:p>domestic_violence.dvo_occurred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6/Z CurrentlyEmployed</text:p>
          </table:table-cell>
          <table:table-cell office:value-type="string">
            <text:p>employment.currently_employed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7/AA HoursWorkedLastWeek</text:p>
          </table:table-cell>
          <table:table-cell office:value-type="string">
            <text:p>employment.hours_worked_last_week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8/AB EmploymentTenure</text:p>
          </table:table-cell>
          <table:table-cell office:value-type="string">
            <text:p>employment.employment_tenur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9/AC LookingForWork</text:p>
          </table:table-cell>
          <table:table-cell office:value-type="string">
            <text:p>employment.looking_for_work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0/AD CurrentlyInSchool</text:p>
          </table:table-cell>
          <table:table-cell office:value-type="string">
            <text:p>currently_in_school.currently_in_schoo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1/AE VocationalTraining</text:p>
          </table:table-cell>
          <table:table-cell office:value-type="string">
            <text:p>vocational_training.vocational_training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2/AF HighestSchoolLevel</text:p>
          </table:table-cell>
          <table:table-cell office:value-type="string">
            <text:p>highest_school_level.highest_school_leve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3/AG Degree</text:p>
          </table:table-cell>
          <table:table-cell office:value-type="string">
            <text:p>degree.degree_id_id_nu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4/AH HealthStatus</text:p>
          </table:table-cell>
          <table:table-cell office:value-type="string">
            <text:p>healthstatus.health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5/AI PregnancyStatus</text:p>
          </table:table-cell>
          <table:table-cell office:value-type="string">
            <text:p>pregnancy.pregnancy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6/AJ DueDate</text:p>
          </table:table-cell>
          <table:table-cell office:value-type="string">
            <text:p>pregnancy.due_da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7/AK ServiceEra</text:p>
          </table:table-cell>
          <table:table-cell office:value-type="string">
            <text:p>veteran_service_era.service_era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8/AL MilitaryServiceDuration</text:p>
          </table:table-cell>
          <table:table-cell office:value-type="string">
            <text:p>veteran_military_service_duration.military_service_dura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39/AM ServedInWarZone</text:p>
          </table:table-cell>
          <table:table-cell office:value-type="string">
            <text:p>veteran_served_in_war_zone.served_in_war_zon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0/AN &lt;field missing in spec doc&gt;</text:p>
          </table:table-cell>
          <table:table-cell table:number-columns-repeated="1023"/>
        </table:table-row>
        <table:table-row table:style-name="ro1">
          <table:table-cell office:value-type="string">
            <text:p>41/AO WarZone</text:p>
          </table:table-cell>
          <table:table-cell office:value-type="string">
            <text:p>veteran_war_zones_served.war_zone_id_id_id_num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2/AP MonthsInWarZone</text:p>
          </table:table-cell>
          <table:table-cell office:value-type="string">
            <text:p>veteran_war_zones_served.months_in_war_zon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3/AQ ReceivedFire</text:p>
          </table:table-cell>
          <table:table-cell office:value-type="string">
            <text:p>veteran_war_zones_served.received_fir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4/AR MilitaryBranch</text:p>
          </table:table-cell>
          <table:table-cell office:value-type="string">
            <text:p>veteran_military_branches.military_branch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5/AS DischargeStatus</text:p>
          </table:table-cell>
          <table:table-cell office:value-type="string">
            <text:p>veteran_military_branches.discharge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6/AT ChildCurrentlyEnrolledInSchool</text:p>
          </table:table-cell>
          <table:table-cell office:value-type="string">
            <text:p>child_enrollment_status.child_currently_enrolled_in_school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7/AU ChildSchoolName</text:p>
          </table:table-cell>
          <table:table-cell office:value-type="string">
            <text:p>child_enrollment_status.child_school_nam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8/AV ChildMcKinneyVentoLiaison</text:p>
          </table:table-cell>
          <table:table-cell office:value-type="string">
            <text:p>child_enrollment_status.child_mckinney_vento_lias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49/AW ChildSchoolType</text:p>
          </table:table-cell>
          <table:table-cell office:value-type="string">
            <text:p>child_enrollment_status.child_school_typ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50/AX ChildSchoolLastEnrolledDate</text:p>
          </table:table-cell>
          <table:table-cell office:value-type="string">
            <text:p>child_enrollment_status.child_last_enrolled_dat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3">
          <table:table-cell office:value-type="string">
            <text:p>51/AY ChildEnrollmentBarrier</text:p>
          </table:table-cell>
          <table:table-cell office:value-type="string">
            <text:p>child_enrollment_status_barrier.barrier_code</text:p>
          </table:table-cell>
          <table:table-cell office:value-type="string">
            <text:p>child_enrollment_status_barrier.child_enrollment_status_index_id = cesIndex, where cesIndex is child_enrollment_status.id returned while getting fields 46-50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52/AZ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* IncomeBenefits.csv</text:p>
          </table:table-cell>
          <table:table-cell office:value-type="string" table:number-columns-spanned="2" table:number-rows-spanned="1">
            <text:p>for each person_history row above, get all rows matching: income_and_sources.person_historical_index_id = person_historical.id or non_cash_benefits.person_historical_index_id = person_historical.id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person.person_id_unhashe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AssessmentDate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6/F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7/G IncomeBenefitType</text:p>
          </table:table-cell>
          <table:table-cell office:value-type="string">
            <text:p>1 for income_and_sources rows, "2" for non_cash_benefits rows <text:s/></text:p>
          </table:table-cell>
          <table:table-cell table:number-columns-repeated="1022"/>
        </table:table-row>
        <table:table-row table:style-name="ro1">
          <table:table-cell office:value-type="string">
            <text:p>8/H SourceCode</text:p>
          </table:table-cell>
          <table:table-cell office:value-type="string">
            <text:p>income_and_sources.income_source_code or non_cash_benefits.non_cash_source_code</text:p>
          </table:table-cell>
          <table:table-cell table:number-columns-repeated="1022"/>
        </table:table-row>
        <table:table-row table:style-name="ro1">
          <table:table-cell office:value-type="string">
            <text:p>9/I SourceOther</text:p>
          </table:table-cell>
          <table:table-cell office:value-type="string">
            <text:p>income_and_sources.income_source_other or non_cash_benefits.non_cash_source_other</text:p>
          </table:table-cell>
          <table:table-cell table:number-columns-repeated="1022"/>
        </table:table-row>
        <table:table-row table:style-name="ro1">
          <table:table-cell office:value-type="string">
            <text:p>10/J MonthlyAmount</text:p>
          </table:table-cell>
          <table:table-cell office:value-type="string">
            <text:p>income_and_sources.amount for income_and_sources rows, &lt;None&gt; for non_cash_benefits rows</text:p>
          </table:table-cell>
          <table:table-cell table:number-columns-repeated="1022"/>
        </table:table-row>
        <table:table-row table:style-name="ro1">
          <table:table-cell office:value-type="string">
            <text:p>11/K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ProgramParticipation.csv</text:p>
          </table:table-cell>
          <table:table-cell office:value-type="string" table:number-columns-spanned="2" table:number-rows-spanned="1">
            <text:p>for each person row above, get all rows matching: site_service_participation.person_index_id = person.id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gramParticipation.csv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&lt;via linkage path&gt; </text:p>
          </table:table-cell>
          <table:table-cell table:number-columns-repeated="1022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EntryDate</text:p>
          </table:table-cell>
          <table:table-cell office:value-type="string">
            <text:p>participation.participation_dates_start_date</text:p>
          </table:table-cell>
          <table:table-cell table:number-columns-repeated="1022"/>
        </table:table-row>
        <table:table-row table:style-name="ro1">
          <table:table-cell office:value-type="string">
            <text:p>6/F ExitDate</text:p>
          </table:table-cell>
          <table:table-cell office:value-type="string">
            <text:p>participation.participation_dates_end_date</text:p>
          </table:table-cell>
          <table:table-cell table:number-columns-repeated="1022"/>
        </table:table-row>
        <table:table-row table:style-name="ro1">
          <table:table-cell office:value-type="string">
            <text:p>7/G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8/H VeteranStatus</text:p>
          </table:table-cell>
          <table:table-cell office:value-type="string">
            <text:p>veteran_veteran_status.veteran_statu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9/I DisablingCondition</text:p>
          </table:table-cell>
          <table:table-cell office:value-type="string">
            <text:p>disabling_condition.disabling_condition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0/J PriorResidence</text:p>
          </table:table-cell>
          <table:table-cell office:value-type="string">
            <text:p>prior_residence.prior_residence_cod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11/K LengthOfStayAtPriorResidence</text:p>
          </table:table-cell>
          <table:table-cell office:value-type="string">
            <text:p>length_of_stay_at_prior_residence.length_of_stay_at_prior_residenc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2">
          <table:table-cell office:value-type="string">
            <text:p>12/L ZIPCode</text:p>
          </table:table-cell>
          <table:table-cell office:value-type="string">
            <text:p>person_address.zip_code</text:p>
          </table:table-cell>
          <table:table-cell office:value-type="string">
            <text:p>person_address.person_historical_index_id = person_history.id and person_address.is_last_permanent_zip = 1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2">
          <table:table-cell office:value-type="string">
            <text:p>13/M ZIPQualityCode</text:p>
          </table:table-cell>
          <table:table-cell office:value-type="string">
            <text:p>person_address.zip_quality_code</text:p>
          </table:table-cell>
          <table:table-cell office:value-type="string">
            <text:p>person_address.person_historical_index_id = person_history.id and person_address.is_last_permanent_zip = 1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4/N HousingStatusAtEntry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5/O HousingStatusAtExit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6/P HouseholdIdentificationNumber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7/Q Destination</text:p>
          </table:table-cell>
          <table:table-cell office:value-type="string">
            <text:p>destinations.destination_code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2">
          <table:table-cell office:value-type="string">
            <text:p>18/R ReasonForLeaving</text:p>
          </table:table-cell>
          <table:table-cell office:value-type="string">
            <text:p>site_service_participation.reason.reason_for_leaving</text:p>
          </table:table-cell>
          <table:table-cell office:value-type="string">
            <text:p>reasons_for_leaving.site_service_participation_index_id = site_service_participation.id</text:p>
          </table:table-cell>
          <table:table-cell table:number-columns-repeated="1021"/>
        </table:table-row>
        <table:table-row table:style-name="ro1">
          <table:table-cell office:value-type="string">
            <text:p>19/S RelationshipToHeadOfHousehol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0/T HUDChronicHomeless</text:p>
          </table:table-cell>
          <table:table-cell office:value-type="string">
            <text:p>hud_chronic_homeless.hud_chronic_homeless</text:p>
          </table:table-cell>
          <table:table-cell office:value-type="string">
            <text:p>.person_historical_index_id = person_history.id</text:p>
          </table:table-cell>
          <table:table-cell table:number-columns-repeated="1021"/>
        </table:table-row>
        <table:table-row table:style-name="ro1">
          <table:table-cell office:value-type="string">
            <text:p>21/U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ServiceEvent.csv</text:p>
          </table:table-cell>
          <table:table-cell office:value-type="string" table:number-columns-spanned="2" table:number-rows-spanned="1">
            <text:p>for each row in site_service_participation, get all rows matching: service_event.person_index_id_2010 == person.id</text:p>
          </table:table-cell>
          <table:covered-table-cell/>
          <table:table-cell table:number-columns-repeated="1021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>
          <table:table-cell office:value-type="string">
            <text:p>1/A PersonalIdentificationNumber</text:p>
          </table:table-cell>
          <table:table-cell office:value-type="string">
            <text:p>&lt;via linkage path&gt; </text:p>
          </table:table-cell>
          <table:table-cell table:number-columns-repeated="1022"/>
        </table:table-row>
        <table:table-row table:style-name="ro1">
          <table:table-cell office:value-type="string">
            <text:p>2/B OrganizationID</text:p>
          </table:table-cell>
          <table:table-cell office:value-type="string">
            <text:p>~agency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3/C ProgramID</text:p>
          </table:table-cell>
          <table:table-cell office:value-type="string">
            <text:p>~servic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4/D SiteID</text:p>
          </table:table-cell>
          <table:table-cell office:value-type="string">
            <text:p>~site.airs_key~</text:p>
          </table:table-cell>
          <table:table-cell office:value-type="string">
            <text:p>&lt;TBD: Unable to determine how to link in&gt;</text:p>
          </table:table-cell>
          <table:table-cell table:number-columns-repeated="1021"/>
        </table:table-row>
        <table:table-row table:style-name="ro1">
          <table:table-cell office:value-type="string">
            <text:p>5/E ServiceEventType</text:p>
          </table:table-cell>
          <table:table-cell office:value-type="string">
            <text:p>service_event.type_of_service</text:p>
          </table:table-cell>
          <table:table-cell table:number-columns-repeated="1022"/>
        </table:table-row>
        <table:table-row table:style-name="ro1">
          <table:table-cell office:value-type="string">
            <text:p>6/F ServiceEventStartDate</text:p>
          </table:table-cell>
          <table:table-cell office:value-type="string">
            <text:p>service_event.service_period_start_date</text:p>
          </table:table-cell>
          <table:table-cell table:number-columns-repeated="1022"/>
        </table:table-row>
        <table:table-row table:style-name="ro1">
          <table:table-cell office:value-type="string">
            <text:p>7/G ServiceEventEndDate</text:p>
          </table:table-cell>
          <table:table-cell office:value-type="string">
            <text:p>service_event.service_period_end_date</text:p>
          </table:table-cell>
          <table:table-cell table:number-columns-repeated="1022"/>
        </table:table-row>
        <table:table-row table:style-name="ro1">
          <table:table-cell office:value-type="string">
            <text:p>8/H ServiceCod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9/I ServiceAIRSCode</text:p>
          </table:table-cell>
          <table:table-cell office:value-type="string">
            <text:p>service_event.service_airs_code</text:p>
          </table:table-cell>
          <table:table-cell table:number-columns-repeated="1022"/>
        </table:table-row>
        <table:table-row table:style-name="ro1">
          <table:table-cell office:value-type="string">
            <text:p>10/J IsReferral?</text:p>
          </table:table-cell>
          <table:table-cell office:value-type="string">
            <text:p>service_event.is_referral</text:p>
          </table:table-cell>
          <table:table-cell table:number-columns-repeated="1022"/>
        </table:table-row>
        <table:table-row table:style-name="ro1">
          <table:table-cell office:value-type="string">
            <text:p>11/K Quantity/Frequency</text:p>
          </table:table-cell>
          <table:table-cell office:value-type="string">
            <text:p>service_event.quantity_of_service</text:p>
          </table:table-cell>
          <table:table-cell table:number-columns-repeated="1022"/>
        </table:table-row>
        <table:table-row table:style-name="ro1">
          <table:table-cell office:value-type="string">
            <text:p>12/L FinancialAssistanceAmount</text:p>
          </table:table-cell>
          <table:table-cell office:value-type="string">
            <text:p>funding_source.financial_assistance_amount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3/M FundingCategory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4/N GrantIDNumber</text:p>
          </table:table-cell>
          <table:table-cell office:value-type="string">
            <text:p>funding_source.federal_cfda_number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</text:p>
          </table:table-cell>
          <table:table-cell table:number-columns-repeated="1020"/>
        </table:table-row>
        <table:table-row table:style-name="ro1">
          <table:table-cell office:value-type="string">
            <text:p>15/O IsRecurring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6/P Period/Interval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7/Q Advance/Arrears </text:p>
          </table:table-cell>
          <table:table-cell office:value-type="string">
            <text:p><text:s/>funding_source.advance_or_arrears</text:p>
          </table:table-cell>
          <table:table-cell office:value-type="string">
            <text:p>funding_source.service_event_index_id == seIndex</text:p>
          </table:table-cell>
          <table:table-cell office:value-type="string">
            <text:p>first row only, no explicit ordering </text:p>
          </table:table-cell>
          <table:table-cell table:number-columns-repeated="1020"/>
        </table:table-row>
        <table:table-row table:style-name="ro1">
          <table:table-cell office:value-type="string">
            <text:p>18/R ContactTim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19/S ContactSit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0/T ClientEngage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1/U AssetListI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2/V AssetID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3/W DomainIDCode</text:p>
          </table:table-cell>
          <table:table-cell office:value-type="string">
            <text:p>&lt;TBD: Unable to determine appropriate source column&gt;</text:p>
          </table:table-cell>
          <table:table-cell table:number-columns-repeated="1022"/>
        </table:table-row>
        <table:table-row table:style-name="ro1">
          <table:table-cell office:value-type="string">
            <text:p>24/X DateUpdated</text:p>
          </table:table-cell>
          <table:table-cell office:value-type="string">
            <text:p>&lt;TBD: date handling logic&gt;</text:p>
          </table:table-cell>
          <table:table-cell table:number-columns-repeated="1022"/>
        </table:table-row>
        <table:table-row table:style-name="ro1">
          <table:table-cell office:value-type="string">
            <text:p>25/Y ExportIDStr</text:p>
          </table:table-cell>
          <table:table-cell office:value-type="string">
            <text:p>export.export_id</text:p>
          </table:table-cell>
          <table:table-cell office:value-type="string">
            <text:p>&lt;via linkage path&gt;</text:p>
          </table:table-cell>
          <table:table-cell table:number-columns-repeated="1021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0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18T01:58:30</dc:date>
    <dc:creator>Scott Thisse</dc:creator>
    <meta:generator>OpenOffice.org/3.2$Linux OpenOffice.org_project/320m12$Build-9483</meta:generator>
    <meta:editing-duration>PT00H12M43S</meta:editing-duration>
    <meta:editing-cycles>3</meta:editing-cycles>
    <meta:document-statistic meta:table-count="1" meta:cell-count="559" meta:object-count="0"/>
  </office:meta>
</office:document-meta>
</file>